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Hi!<text:span text:style-name="T1"> — pay attention to listeners; take time to let people hear things and to connect with them after saying things—</text:span> 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Recurrent neural networks</text:p>
              </text:list-item>
              <text:list-item>
                <text:p>Constrained conditional models, and their use in art</text:p>
              </text:list-item>
              <text:list-item>
                <text:p>Determinism</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recurrent neural networks, constrained conditional models, the use of constrained conditional models in art, and determinism.</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computer languages that give tree-structured models of software a first-class role in the language. [Brameier &amp; Banzhaf, 2007]</text:span></text:p>
              </text:list-item>
              <text:list-item>
                <text:p><text:span text:style-name="T3">The Lisp language is a popular language of this type and is consequently often used for genetic programming, being one of the first languages using which the field of genetic programming evolved. [Koza 1990, Sette &amp; Boullart 2001, Miller &amp; Thompson 2000]</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 such as Lisp.</text:span></text:p>
                </text:list-item>
                <text:list-item>
                  <text:p text:style-name="P4"><text:span text:style-name="T6">That is because tree structures are easier to manipulate using software than just the free for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 Olah 2015]</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 Li &amp; Wu 2015; Buduma 2015]</text:p>
              </text:list-item>
              <text:list-item>
                <text:p>Recurrent neural networks and long short-term memory are available now using the popular TensorFlow software framework, so can be readily explored. [Chhabra 201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user-transformed="true">
            <draw:text-box>
              <text:list text:style-name="L2">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text:p>
                </text:list-item>
                <text:list-item>
                  <text:p>Recurrent neural networks have been effectively applied in fields including speech recognition, using network components known as long short-term memory, which allow better performance on machine-learning tasks, letting more challenging problems in machine learning be solved.</text:p>
                </text:list-item>
                <text:list-item>
                  <text:p>Recurrent neural networks and long short-term memory are available now using the popular TensorFlow software framework, so can be readily explored.</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fully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text:span text:style-name="T2">Buduma, Nikhil. “A Deep Dive into Recurrent Neural Nets”, 2015, http://nikhilbuduma.com/2015/01/11/a-deep-dive-into-recurrent-neural-networks/.</text:span></text:p>
              </text:list-item>
              <text:list-item>
                <text:p>Chang, Ming-Wei, Lev Ratinov, and Dan Roth. “<text:span text:style-name="T2">Structured learning with constrained conditional models”, 2012, DOI 10.1007/s10994-012-5296-5.</text:span></text:p>
              </text:list-item>
              <text:list-item>
                <text:p><text:span text:style-name="T2">Chhabra, Jasdeep Singh. “Understanding LSTM in TensorFlow”, 2017, https://jasdeep06.github.io/posts/Understanding-LSTM-in-Tensorflow-MNIST/.</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oza, John R. “Genetic Programming: A Paradigm for Genetically Breeding Populations of Computer Programs to Solve Problems”, 1990, Rep. No. STAN-CS-90-1314, Stanford University, CA.</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Miller, Julian F., and Peter Thomson. “Cartesian Genetic Programming”, 2000, DOI 10.1007/978-3-540-46239-2_9.</text:span></text:p>
              </text:list-item>
              <text:list-item>
                <text:p><text:span text:style-name="T2">Olah, Christopher. “Understanding LSTM Networks”, 2015, http://colah.github.io/posts/2015-08-Understanding-LSTMs/.</text:span></text:p>
              </text:list-item>
              <text:list-item>
                <text:p><text:span text:style-name="T2">Salehinejad, Hojjat, Julianne Baarbé, Sharan Sankar, Joseph Barfett, Errol Colak, and Shahrokh Valaee. “Recent Advances in Recurrent Neural Networks”, 2018, arXiv:1801.01078v2.</text:span></text:p>
              </text:list-item>
              <text:list-item>
                <text:p><text:span text:style-name="T2">Sette, Stefan, and Boullart, Luc. “Genetic programming: principles and applications”, 2001, DOI 10.1016/S0952-1976(02)00013-1.</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is has been an overview of some aspects of artificial intelligence that I am interested in studying for my artwork. I hope you have found it informative and helpful. 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1:30:51.025144655</dc:date>
    <meta:editing-duration>PT5H21M28S</meta:editing-duration>
    <meta:editing-cycles>72</meta:editing-cycles>
    <meta:document-statistic meta:object-count="73"/>
  </office:meta>
</office:document-meta>
</file>